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83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72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9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cm" fo:min-width="2.354cm"/>
    </style:style>
    <style:style style:name="gr11" style:family="graphic" style:parent-style-name="standard">
      <style:graphic-properties draw:marker-start-width="0.275cm" draw:marker-end="Line_20_Arrow_20_1" draw:marker-end-width="0.375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18.395cm" svg:height="1.08cm" svg:x="0.372cm" svg:y="1.789cm">
          <draw:text-box>
            <text:p>20 Most Influential Scientists Alive Today | SuperScholar</text:p>
          </draw:text-box>
        </draw:frame>
        <draw:custom-shape draw:style-name="gr2" draw:text-style-name="P1" draw:layer="layout" svg:width="13.207cm" svg:height="1.553cm" svg:x="0.443cm" svg:y="1.47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4.526cm" svg:height="1.531cm" svg:x="14.11cm" svg:y="1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id="id3" draw:layer="layout" svg:x1="1.755cm" svg:y1="2.711cm" svg:x2="6.435cm" svg:y2="2.711cm">
          <text:p/>
        </draw:line>
        <draw:line draw:style-name="gr3" draw:text-style-name="P1" draw:id="id5" draw:layer="layout" svg:x1="6.828cm" svg:y1="2.711cm" svg:x2="9.758cm" svg:y2="2.711cm">
          <text:p/>
        </draw:line>
        <draw:line draw:style-name="gr3" draw:text-style-name="P1" draw:id="id7" draw:layer="layout" svg:x1="9.977cm" svg:y1="2.711cm" svg:x2="13.454cm" svg:y2="2.711cm">
          <text:p/>
        </draw:line>
        <draw:line draw:style-name="gr3" draw:text-style-name="P1" draw:id="id1" draw:layer="layout" svg:x1="0.618cm" svg:y1="2.711cm" svg:x2="1.471cm" svg:y2="2.711cm">
          <draw:glue-point draw:id="4" svg:x="-0.117cm" svg:y="0cm"/>
          <text:p/>
        </draw:line>
        <draw:frame draw:style-name="gr4" draw:id="id2" draw:layer="layout" svg:width="0.862cm" svg:height="0.988cm" svg:x="0.587cm" svg:y="3.553cm">
          <draw:text-box>
            <text:p>k</text:p>
          </draw:text-box>
        </draw:frame>
        <draw:frame draw:style-name="gr5" draw:id="id4" draw:layer="layout" svg:width="2.758cm" svg:height="0.988cm" svg:x="2.664cm" svg:y="3.553cm">
          <draw:text-box>
            <text:p>criteria</text:p>
          </draw:text-box>
        </draw:frame>
        <draw:frame draw:style-name="gr6" draw:id="id6" draw:layer="layout" svg:width="3.455cm" svg:height="0.988cm" svg:x="6.598cm" svg:y="3.553cm">
          <draw:text-box>
            <text:p>concept</text:p>
          </draw:text-box>
        </draw:frame>
        <draw:frame draw:style-name="gr7" draw:id="id8" draw:layer="layout" svg:width="3.106cm" svg:height="0.988cm" svg:x="10.195cm" svg:y="3.553cm">
          <draw:text-box>
            <text:p>qualifier</text:p>
          </draw:text-box>
        </draw:frame>
        <draw:connector draw:style-name="gr3" draw:text-style-name="P1" draw:layer="layout" draw:type="line" svg:x1="1.035cm" svg:y1="2.711cm" svg:x2="1.018cm" svg:y2="3.553cm" draw:start-shape="id1" draw:start-glue-point="4" draw:end-shape="id2" draw:end-glue-point="0" svg:d="m1035 2711-17 842">
          <text:p/>
        </draw:connector>
        <draw:connector draw:style-name="gr3" draw:text-style-name="P1" draw:layer="layout" draw:type="line" svg:x1="4.095cm" svg:y1="2.711cm" svg:x2="4.043cm" svg:y2="3.553cm" draw:start-shape="id3" draw:start-glue-point="0" draw:end-shape="id4" draw:end-glue-point="0" svg:d="m4095 2711-52 842">
          <text:p/>
        </draw:connector>
        <draw:connector draw:style-name="gr3" draw:text-style-name="P1" draw:layer="layout" draw:type="line" svg:x1="8.293cm" svg:y1="2.711cm" svg:x2="8.325cm" svg:y2="3.553cm" draw:start-shape="id5" draw:start-glue-point="0" draw:end-shape="id6" draw:end-glue-point="0" svg:d="m8293 2711 32 842">
          <text:p/>
        </draw:connector>
        <draw:connector draw:style-name="gr3" draw:text-style-name="P1" draw:layer="layout" draw:type="line" svg:x1="11.715cm" svg:y1="2.711cm" svg:x2="11.748cm" svg:y2="3.553cm" draw:start-shape="id7" draw:start-glue-point="0" draw:end-shape="id8" svg:d="m11715 2711 33 842">
          <text:p/>
        </draw:connector>
        <draw:frame draw:style-name="gr8" draw:layer="layout" svg:width="6.179cm" svg:height="0.988cm" svg:x="5.078cm" svg:y="0.443cm">
          <draw:text-box>
            <text:p>segment 1 (main)</text:p>
          </draw:text-box>
        </draw:frame>
        <draw:frame draw:style-name="gr9" draw:layer="layout" svg:width="3.889cm" svg:height="0.988cm" svg:x="14.318cm" svg:y="0.535cm">
          <draw:text-box>
            <text:p>segment 2</text:p>
          </draw:text-box>
        </draw:frame>
        <draw:frame draw:style-name="gr10" draw:id="id9" draw:layer="layout" svg:width="2.741cm" svg:height="0.988cm" svg:x="13.732cm" svg:y="3.504cm">
          <draw:text-box>
            <text:p>splitter</text:p>
          </draw:text-box>
        </draw:frame>
        <draw:connector draw:style-name="gr11" draw:text-style-name="P1" draw:layer="layout" draw:line-skew="0.489cm" svg:x1="15.102cm" svg:y1="3.504cm" svg:x2="13.899cm" svg:y2="2.763cm" draw:start-shape="id9" draw:start-glue-point="0" svg:d="m15102 3504v-131h-1203v-6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_20_1" draw:display-name="Line Arrow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4-05T14:16:30</meta:creation-date>
    <dc:date>2012-04-06T18:30:43</dc:date>
    <meta:editing-duration>PT27H43M39S</meta:editing-duration>
    <meta:editing-cycles>3</meta:editing-cycles>
    <meta:generator>OpenOffice.org/3.0$Linux OpenOffice.org_project/300m15$Build-9379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